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596f7" officeooo:paragraph-rsid="0008863b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paragraph-rsid="000a760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language="es" fo:country="ES" fo:font-weight="bold" officeooo:rsid="000596f7" officeooo:paragraph-rsid="000596f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language="es" fo:country="ES" fo:font-weight="bold" officeooo:rsid="000596f7" officeooo:paragraph-rsid="0007345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language="es" fo:country="ES" fo:font-weight="bold" officeooo:rsid="000596f7" officeooo:paragraph-rsid="0008863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language="es" fo:country="ES" fo:font-weight="bold" officeooo:rsid="0009c7e7" officeooo:paragraph-rsid="0009c7e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language="es" fo:country="ES" fo:font-weight="bold" officeooo:rsid="000dd216" officeooo:paragraph-rsid="000dd216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language="es" fo:country="ES" fo:font-weight="bold" officeooo:rsid="000e1b62" officeooo:paragraph-rsid="000e1b62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0e1b62" officeooo:paragraph-rsid="000e1b6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0e454e" officeooo:paragraph-rsid="000e454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20pt" fo:language="es" fo:country="ES" fo:font-weight="bold" officeooo:rsid="000596f7" officeooo:paragraph-rsid="000596f7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4pt" fo:language="es" fo:country="ES" fo:font-weight="normal" officeooo:rsid="000596f7" officeooo:paragraph-rsid="000596f7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es" fo:country="ES" fo:font-weight="normal" officeooo:rsid="000596f7" officeooo:paragraph-rsid="0008863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s" fo:country="ES" fo:font-weight="normal" officeooo:rsid="000dd216" officeooo:paragraph-rsid="000dd216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s" fo:country="ES" fo:font-weight="normal" officeooo:rsid="000e1b62" officeooo:paragraph-rsid="000e1b62" style:font-size-asian="14pt" style:font-weight-asian="normal" style:font-size-complex="14pt" style:font-weight-complex="normal"/>
    </style:style>
    <style:style style:name="P16" style:family="paragraph" style:parent-style-name="Standard">
      <style:text-properties officeooo:paragraph-rsid="0008863b"/>
    </style:style>
    <style:style style:name="P17" style:family="paragraph" style:parent-style-name="Standard">
      <style:paragraph-properties fo:margin-top="0.3cm" fo:margin-bottom="0cm" style:contextual-spacing="false"/>
      <style:text-properties fo:font-size="16pt" fo:language="es" fo:country="ES" fo:font-weight="bold" officeooo:rsid="0009c7e7" officeooo:paragraph-rsid="0009c7e7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3cm" fo:margin-bottom="0cm" style:contextual-spacing="false"/>
      <style:text-properties fo:font-size="16pt" fo:font-weight="bold" officeooo:rsid="000a7601" officeooo:paragraph-rsid="000a760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3cm" fo:margin-bottom="0cm" style:contextual-spacing="false"/>
      <style:text-properties fo:font-size="16pt" fo:font-weight="bold" officeooo:rsid="000a9f6b" officeooo:paragraph-rsid="000a9f6b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cm" style:contextual-spacing="false"/>
      <style:text-properties fo:font-size="16pt" fo:language="es" fo:country="ES" fo:font-weight="bold" officeooo:rsid="0009c7e7" officeooo:paragraph-rsid="0009c7e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cm" fo:margin-bottom="0cm" style:contextual-spacing="false"/>
      <style:text-properties fo:font-size="16pt" fo:font-weight="bold" officeooo:rsid="000a9f6b" officeooo:paragraph-rsid="000a9f6b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fo:font-size="16pt" fo:font-weight="bold" officeooo:rsid="000c9b2b" officeooo:paragraph-rsid="000c9b2b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fo:font-size="16pt" fo:font-weight="bold" officeooo:rsid="000dd216" officeooo:paragraph-rsid="000dd21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fo:font-size="16pt" fo:font-weight="bold" officeooo:rsid="000c9b2b" officeooo:paragraph-rsid="000c9b2b" style:font-size-asian="14pt" style:font-weight-asian="bold" style:font-size-complex="16pt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officeooo:rsid="000a9f6b" officeooo:paragraph-rsid="000a9f6b"/>
    </style:style>
    <style:style style:name="P26" style:family="paragraph" style:parent-style-name="Standard">
      <style:paragraph-properties fo:margin-top="0cm" fo:margin-bottom="0cm" style:contextual-spacing="false"/>
      <style:text-properties officeooo:paragraph-rsid="000a9f6b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font-size="14pt" style:font-size-asian="14pt" style:font-size-complex="14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center"/>
      <style:text-properties fo:font-size="12pt"/>
    </style:style>
    <style:style style:name="P3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language="es" fo:country="ES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language="es" fo:country="ES" fo:font-weight="normal" officeooo:rsid="00073459" style:font-size-asian="12.25pt" style:font-weight-asian="normal" style:font-size-complex="14pt" style:font-weight-complex="normal"/>
    </style:style>
    <style:style style:name="T5" style:family="text">
      <style:text-properties fo:font-size="14pt" fo:language="es" fo:country="ES" fo:font-weight="normal" officeooo:rsid="0008863b" style:font-size-asian="12.25pt" style:font-weight-asian="normal" style:font-size-complex="14pt" style:font-weight-complex="normal"/>
    </style:style>
    <style:style style:name="T6" style:family="text">
      <style:text-properties fo:font-size="14pt" fo:language="es" fo:country="ES" fo:font-weight="normal" officeooo:rsid="000a7601" style:font-size-asian="12.25pt" style:font-weight-asian="normal" style:font-size-complex="14pt" style:font-weight-complex="normal"/>
    </style:style>
    <style:style style:name="T7" style:family="text">
      <style:text-properties fo:font-size="14pt" fo:language="es" fo:country="ES" fo:font-weight="normal" officeooo:rsid="000a9f6b" style:font-size-asian="12.25pt" style:font-weight-asian="normal" style:font-size-complex="14pt" style:font-weight-complex="normal"/>
    </style:style>
    <style:style style:name="T8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language="es" fo:country="ES" fo:font-weight="normal" officeooo:rsid="00073459" style:font-size-asian="14pt" style:font-weight-asian="normal" style:font-size-complex="14pt" style:font-weight-complex="normal"/>
    </style:style>
    <style:style style:name="T10" style:family="text">
      <style:text-properties fo:font-size="14pt" fo:language="es" fo:country="ES" style:text-underline-style="solid" style:text-underline-width="auto" style:text-underline-color="font-color" fo:font-weight="normal" officeooo:rsid="00073459" style:font-size-asian="14pt" style:font-weight-asian="normal" style:font-size-complex="14pt" style:font-weight-complex="normal"/>
    </style:style>
    <style:style style:name="T11" style:family="text">
      <style:text-properties fo:font-size="14pt" fo:language="es" fo:country="ES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2" style:family="text">
      <style:text-properties fo:font-size="14pt" fo:language="es" fo:country="ES" style:text-underline-style="solid" style:text-underline-width="auto" style:text-underline-color="font-color" fo:font-weight="normal" officeooo:rsid="0008863b" style:font-size-asian="12.25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4" style:family="text">
      <style:text-properties officeooo:rsid="00073459"/>
    </style:style>
    <style:style style:name="T15" style:family="text">
      <style:text-properties style:text-underline-style="solid" style:text-underline-width="auto" style:text-underline-color="font-color" officeooo:rsid="00073459"/>
    </style:style>
    <style:style style:name="T16" style:family="text">
      <style:text-properties style:text-underline-style="solid" style:text-underline-width="auto" style:text-underline-color="font-color" officeooo:rsid="0008863b"/>
    </style:style>
    <style:style style:name="T17" style:family="text">
      <style:text-properties fo:language="es" fo:country="ES"/>
    </style:style>
    <style:style style:name="T18" style:family="text">
      <style:text-properties fo:language="es" fo:country="ES" officeooo:rsid="000a7601"/>
    </style:style>
    <style:style style:name="T19" style:family="text">
      <style:text-properties officeooo:rsid="0008863b"/>
    </style:style>
    <style:style style:name="T20" style:family="text">
      <style:text-properties fo:font-size="16pt" fo:language="es" fo:country="ES" fo:font-weight="bold" officeooo:rsid="0008863b" style:font-size-asian="16pt" style:font-weight-asian="bold" style:font-size-complex="16pt" style:font-weight-complex="bold"/>
    </style:style>
    <style:style style:name="T21" style:family="text">
      <style:text-properties fo:font-size="16pt" fo:language="es" fo:country="ES" fo:font-weight="bold" officeooo:rsid="000a9f6b" style:font-size-asian="16pt" style:font-weight-asian="bold" style:font-size-complex="16pt" style:font-weight-complex="bold"/>
    </style:style>
    <style:style style:name="T22" style:family="text">
      <style:text-properties officeooo:rsid="0009c7e7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141cm" style:run-through="foreground"/>
      <style:paragraph-properties style:writing-mode="lr-tb"/>
    </style:style>
    <style:style style:name="gr6" style:family="graphic">
      <style:graphic-properties svg:stroke-color="#00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661cm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33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85cm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601cm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9cm" style:run-through="foreground"/>
      <style:paragraph-properties style:writing-mode="lr-tb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718cm" fo:min-width="0.718cm" style:run-through="foreground"/>
      <style:paragraph-properties style:writing-mode="lr-tb"/>
    </style:style>
    <style:style style:name="gr13" style:family="graphic">
      <style:graphic-properties draw:stroke="solid" svg:stroke-color="#000000" draw:fill-color="#ffffff" draw:textarea-horizontal-align="justify" draw:textarea-vertical-align="middle" draw:auto-grow-height="false" fo:min-height="0.903cm" fo:min-width="0.903cm" style:run-through="foreground"/>
      <style:paragraph-properties style:writing-mode="lr-tb"/>
    </style:style>
    <style:style style:name="gr14" style:family="graphic">
      <style:graphic-properties draw:stroke="dash" draw:stroke-dash="Long_20_Dash" svg:stroke-color="#000000" draw:textarea-horizontal-align="center" draw:textarea-vertical-align="middle" style:run-through="foreground"/>
    </style:style>
    <style:style style:name="gr15" style:family="graphic">
      <style:graphic-properties draw:stroke="dash" draw:stroke-dash="Long_20_Dash" svg:stroke-color="#000000" draw:marker-end="Arrow" draw:marker-end-width="0.176cm" draw:textarea-horizontal-align="center" draw:textarea-vertical-align="middle" style:run-through="foreground"/>
    </style:style>
    <style:style style:name="gr16" style:family="graphic">
      <style:graphic-properties draw:stroke="solid" draw:stroke-dash="Long_20_Dash" svg:stroke-color="#000000" draw:textarea-horizontal-align="center" draw:textarea-vertical-align="middle" style:run-through="foreground"/>
    </style:style>
    <style:style style:name="gr17" style:family="graphic">
      <style:graphic-properties draw:stroke="solid" draw:stroke-dash="Long_20_Dash" svg:stroke-color="#000000" draw:marker-end="Arrow" draw:marker-end-width="0.176cm" draw:textarea-horizontal-align="center" draw:textarea-vertical-align="middle" style:run-through="foreground"/>
    </style:style>
    <style:style style:name="gr18" style:family="graphic">
      <style:graphic-properties draw:stroke="solid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.023cm" style:run-through="foreground"/>
      <style:paragraph-properties style:writing-mode="lr-tb"/>
    </style:style>
    <style:style style:name="gr20" style:family="graphic">
      <style:graphic-properties style:run-through="foreground"/>
    </style:style>
    <style:style style:name="gr21" style:family="graphic">
      <style:graphic-properties draw:stroke="none" svg:stroke-color="#000000" draw:fill="none" draw:fill-color="#ffffff" fo:min-height="1.295cm" style:run-through="foreground"/>
      <style:paragraph-properties style:writing-mode="lr-tb"/>
    </style:style>
    <style:style style:name="gr22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23" style:family="graphic">
      <style:graphic-properties draw:stroke="none" svg:stroke-color="#000000" draw:fill="none" draw:fill-color="#ffffff" fo:min-height="0.66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683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665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711cm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582cm" style:run-through="foreground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626cm" style:run-through="foreground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572cm" style:run-through="foreground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609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CESOS</text:p>
      <text:p text:style-name="P3"><text:span text:style-name="T1"/></text:p>
      <text:p text:style-name="P3"><text:span text:style-name="T1">-</text:span><text:span text:style-name="T2">Multiprogramación</text:span><text:span text:style-name="T1">: Más de un programa en memoria principal al mismo tiempo.</text:span></text:p>
      <text:p text:style-name="P3"><text:span text:style-name="T1"/></text:p>
      <text:p text:style-name="P3"><text:span text:style-name="T1">-</text:span><text:span text:style-name="T2">Grado de multiprogramación</text:span><text:span text:style-name="T1">: Número de programas almacenados simultáneamente en memoria principal.</text:span></text:p>
      <text:p text:style-name="P3"><text:span text:style-name="T1"/></text:p>
      <text:p text:style-name="P3"><text:span text:style-name="T1">-</text:span><text:span text:style-name="T2">Programa</text:span><text:span text:style-name="T1">: Secuencia de instrucciones o acciones ejecutables por un procesador y definido por un lenguaje de programación.</text:span></text:p>
      <text:p text:style-name="P3"><text:span text:style-name="T1"/></text:p>
      <text:p text:style-name="P3"><text:span text:style-name="T1">-</text:span><text:span text:style-name="T2">Proceso</text:span><text:span text:style-name="T1">: Secuencia de acciones derivadas de la ejecución de instrucciones. Un proceso puede requerir la ejecución de varios programas y un programa puede formar parte de varios procesos.</text:span></text:p>
      <text:p text:style-name="P3"><text:span text:style-name="T1"/></text:p>
      <text:p text:style-name="P3"><text:span text:style-name="T1">Un programa siempre es el mismo, mientras que un proceso varía según el sistema.</text:span></text:p>
      <text:p text:style-name="P3"><text:span text:style-name="T1"><text:s/>(Un proceso es la ejecución de un programa)</text:span></text:p>
      <text:p text:style-name="P3"><text:span text:style-name="T1"/></text:p>
      <text:p text:style-name="P4"><text:span text:style-name="T1">El programa asociado a un proceso no tiene porqué estar implementado en software.</text:span></text:p>
      <text:p text:style-name="P4"><text:span text:style-name="T1"/></text:p>
      <text:p text:style-name="P4"><text:span text:style-name="T1"/></text:p>
      <text:p text:style-name="P4"><text:span text:style-name="T14">CONCURRENCIA</text:span> </text:p>
      <text:p text:style-name="P4"><text:span text:style-name="T1"/></text:p>
      <text:p text:style-name="P1"><text:span text:style-name="T3">-</text:span><text:span text:style-name="T4">Existencia simultanea de varios procesos en ejecución.</text:span></text:p>
      <text:p text:style-name="P1"><text:span text:style-name="T4"/></text:p>
      <text:p text:style-name="P1"><draw:g text:anchor-type="paragraph" draw:z-index="0" draw:name="DrawObject1" draw:style-name="gr4"><draw:g draw:name="DrawObject1" draw:style-name="gr20"><draw:frame draw:name="Forma1" draw:style-name="gr29" draw:text-style-name="P28" svg:width="1.456cm" svg:height="0.572cm" svg:x="-0.801cm" svg:y="0.928cm"><draw:text-box><text:p><text:span text:style-name="T23">-Tipos:</text:span></text:p></draw:text-box></draw:frame><draw:line draw:name="Forma2" draw:style-name="gr6" draw:text-style-name="P33" svg:x1="1.316cm" svg:y1="0.345cm" svg:x2="1.316cm" svg:y2="2.252cm"><text:p/></draw:line><draw:line draw:name="Forma3" draw:style-name="gr22" draw:text-style-name="P29" svg:x1="1.316cm" svg:y1="0.346cm" svg:x2="2.798cm" svg:y2="0.346cm"><text:p/></draw:line><draw:line draw:name="Forma4" draw:style-name="gr22" draw:text-style-name="P29" svg:x1="1.316cm" svg:y1="2.253cm" svg:x2="2.718cm" svg:y2="2.253cm"><text:p/></draw:line><draw:line draw:name="Forma5" draw:style-name="gr6" draw:text-style-name="P29" svg:x1="1.316cm" svg:y1="1.219cm" svg:x2="0.787cm" svg:y2="1.219cm"><text:p/></draw:line><draw:frame draw:name="Forma6" draw:style-name="gr5" draw:text-style-name="P28" svg:width="5.398cm" svg:height="1.142cm" svg:x="2.877cm" svg:y="0.161cm"><draw:text-box><text:p text:style-name="P27"><text:span text:style-name="T23">Procesadores &gt;= procesos</text:span></text:p></draw:text-box></draw:frame><draw:frame draw:name="Forma6_0" draw:style-name="gr5" draw:text-style-name="P28" svg:width="5.028cm" svg:height="1.142cm" svg:x="2.797cm" svg:y="2.013cm"><draw:text-box><text:p text:style-name="P27"><text:span text:style-name="T23">Procesadores &lt; procesos</text:span></text:p></draw:text-box></draw:frame><draw:line draw:name="Forma3_0" draw:style-name="gr22" draw:text-style-name="P29" svg:x1="8.274cm" svg:y1="0.426cm" svg:x2="9.756cm" svg:y2="0.426cm"><text:p/></draw:line><draw:line draw:name="Forma4_0" draw:style-name="gr22" draw:text-style-name="P29" svg:x1="7.824cm" svg:y1="2.331cm" svg:x2="9.226cm" svg:y2="2.331cm"><text:p/></draw:line><draw:frame draw:name="Forma7" draw:style-name="gr30" draw:text-style-name="P28" svg:width="3.784cm" svg:height="0.609cm" svg:x="9.915cm" svg:y="0.187cm"><draw:text-box><text:p><text:span text:style-name="T23">Real / paralela </text:span></text:p></draw:text-box></draw:frame></draw:g><draw:frame draw:name="Forma7_0" draw:style-name="gr26" draw:text-style-name="P28" svg:width="8.494cm" svg:height="1.712cm" svg:x="9.579cm" svg:y="2.04cm"><draw:text-box><text:p><text:span text:style-name="T23">Aparente / simultánea / pseudoparalelismo</text:span></text:p></draw:text-box></draw:frame></draw:g><text:span text:style-name="T8"/></text:p>
      <text:p text:style-name="P1"><text:span text:style-name="T8">-</text:span><text:span text:style-name="T10">Contexto o entorno volátil</text:span><text:span text:style-name="T9">: estado actual del proceso (memoria asignada, valor de los registros de la CPU…)</text:span></text:p>
      <text:p text:style-name="P12"/>
      <text:p text:style-name="P12">-<text:span text:style-name="T15">Cambio de proceso o conmutación de la CPU</text:span><text:span text:style-name="T14">: Un proceso pierde el control de la CPU y otro lo toma. Esto requiere guardar el contexto del primero y restaurar el del segundo.</text:span></text:p>
      <text:p text:style-name="P12"/>
      <text:p text:style-name="P12">-<text:span text:style-name="T15">Overhead, sobrecarga o carga adicional</text:span><text:span text:style-name="T14">: Tiempo que la CPU emplea en la ejecución de un proceso. Cuándo se cambia un proceso, en ese momento de cambio no se realiza ningún trabajo útil.</text:span></text:p>
      <text:p text:style-name="P12"/>
      <text:p text:style-name="P13">-<text:span text:style-name="T16">Programación concurrente</text:span><text:span text:style-name="T19">: Conjunto de notaciones para expresar paralelismo y técnicas para resolver posibles conflictos entre procesos.</text:span></text:p>
      <text:p text:style-name="P16"><text:soft-page-break/><text:span text:style-name="T20">ÁREAS DE COMUNICACIÓN ENTRE PROCESOS</text:span></text:p>
      <text:p text:style-name="P16"><text:span text:style-name="T5"/></text:p>
      <text:p text:style-name="P16"><text:span text:style-name="T5">-</text:span><text:span text:style-name="T12">sincronización</text:span><text:span text:style-name="T5">: Cooperar para lograr un objetivo común.</text:span></text:p>
      <text:p text:style-name="P16"><text:span text:style-name="T5">-</text:span><text:span text:style-name="T12">exclusión mutua</text:span><text:span text:style-name="T5">: Competir por el uso de un recurso.</text:span></text:p>
      <text:p text:style-name="P13"><draw:g text:anchor-type="paragraph" draw:z-index="1" draw:name="DrawObject2" draw:style-name="gr4"><draw:frame draw:name="Forma20" draw:style-name="gr19" draw:text-style-name="P28" svg:width="3.474cm" svg:height="1.142cm" svg:x="15.224cm" svg:y="1.858cm"><draw:text-box><text:p><text:span text:style-name="T23">Naturaleza física del recurso</text:span></text:p></draw:text-box></draw:frame><draw:g draw:name="DrawObject2" draw:style-name="gr20"><draw:frame draw:name="Forma1_1" draw:style-name="gr21" draw:text-style-name="P28" svg:width="1.906cm" svg:height="1.295cm" svg:x="-1.704cm" svg:y="1.099cm"><draw:text-box><text:p><text:span text:style-name="T23">-Tipos de recursos:</text:span></text:p></draw:text-box></draw:frame><draw:line draw:name="Forma2_1" draw:style-name="gr6" draw:text-style-name="P33" svg:x1="1.074cm" svg:y1="0.675cm" svg:x2="1.074cm" svg:y2="2.582cm"><text:p/></draw:line><draw:line draw:name="Forma3_3" draw:style-name="gr22" draw:text-style-name="P29" svg:x1="1.074cm" svg:y1="0.676cm" svg:x2="2.556cm" svg:y2="0.676cm"><text:p/></draw:line><draw:line draw:name="Forma4_3" draw:style-name="gr22" draw:text-style-name="P29" svg:x1="1.074cm" svg:y1="2.583cm" svg:x2="2.476cm" svg:y2="2.583cm"><text:p/></draw:line><draw:line draw:name="Forma5_1" draw:style-name="gr6" draw:text-style-name="P29" svg:x1="1.074cm" svg:y1="1.549cm" svg:x2="0.545cm" svg:y2="1.549cm"><text:p/></draw:line><draw:frame draw:name="Forma6_3" draw:style-name="gr23" draw:text-style-name="P28" svg:width="2.7cm" svg:height="0.66cm" svg:x="2.635cm" svg:y="0.332cm"><draw:text-box><text:p text:style-name="P27"><text:span text:style-name="T23">Compartibles</text:span></text:p></draw:text-box></draw:frame><draw:frame draw:name="Forma6_4" draw:style-name="gr24" draw:text-style-name="P28" svg:width="3.414cm" svg:height="0.683cm" svg:x="2.503cm" svg:y="2.346cm"><draw:text-box><text:p text:style-name="P27"><text:span text:style-name="T23">No compartibles</text:span></text:p></draw:text-box></draw:frame><draw:line draw:name="Forma3_4" draw:style-name="gr22" draw:text-style-name="P29" svg:x1="5.334cm" svg:y1="0.702cm" svg:x2="6.816cm" svg:y2="0.702cm"><text:p/></draw:line><draw:line draw:name="Forma4_4" draw:style-name="gr22" draw:text-style-name="P29" svg:x1="5.916cm" svg:y1="2.66cm" svg:x2="7.318cm" svg:y2="2.66cm"><text:p/></draw:line><draw:frame draw:name="Forma7_3" draw:style-name="gr25" draw:text-style-name="P28" svg:width="11.431cm" svg:height="0.666cm" svg:x="7.133cm" svg:y="0.38cm"><draw:text-box><text:p><text:span text:style-name="T23">Pueden ser usados por varios procesos concurrentemente</text:span></text:p></draw:text-box></draw:frame><draw:frame draw:name="Forma7_4" draw:style-name="gr26" draw:text-style-name="P28" svg:width="5.019cm" svg:height="3.421cm" svg:x="7.512cm" svg:y="1.761cm"><draw:text-box><text:p><text:span text:style-name="T23">Sólo puede ser usado por un proceso a la vez. Hasta que un proceso no termine de usarlo, otro proceso no puede utilizarlo</text:span></text:p></draw:text-box></draw:frame><draw:frame draw:name="Forma19" draw:style-name="gr27" draw:text-style-name="P34" svg:width="1.244cm" svg:height="0.583cm" svg:x="12.98cm" svg:y="2.897cm"><draw:text-box><text:p><text:span text:style-name="T24">causas</text:span></text:p></draw:text-box></draw:frame><draw:line draw:name="Forma5_0" draw:style-name="gr6" draw:text-style-name="P29" svg:x1="14.039cm" svg:y1="3.269cm" svg:x2="12.531cm" svg:y2="3.269cm"><text:p/></draw:line><draw:line draw:name="Forma2_0" draw:style-name="gr6" draw:text-style-name="P33" svg:x1="14.039cm" svg:y1="2.343cm" svg:x2="14.039cm" svg:y2="4.252cm"><text:p/></draw:line><draw:line draw:name="Forma3_1" draw:style-name="gr22" draw:text-style-name="P29" svg:x1="14.039cm" svg:y1="2.343cm" svg:x2="15.083cm" svg:y2="2.343cm"><text:p/></draw:line><draw:line draw:name="Forma3_2" draw:style-name="gr22" draw:text-style-name="P29" svg:x1="14.039cm" svg:y1="4.251cm" svg:x2="15.083cm" svg:y2="4.251cm"><text:p/></draw:line><draw:frame draw:name="Forma20_0" draw:style-name="gr28" draw:text-style-name="P28" svg:width="2.966cm" svg:height="0.627cm" svg:x="15.115cm" svg:y="4.001cm"><draw:text-box><text:p><text:span text:style-name="T23">Interferencias</text:span></text:p></draw:text-box></draw:frame></draw:g></draw:g></text:p>
      <text:p text:style-name="P5"><text:span text:style-name="T19"><text:s/></text:span><text:span text:style-name="T22">EXCLUSIÓN MUTUA</text:span></text:p>
      <text:p text:style-name="P5"><text:span text:style-name="T1"/></text:p>
      <text:p text:style-name="P17"><text:span text:style-name="T1">Comunicación entre dos procesos en paralelo que necesitan a la vez un recurso no compartible.</text:span></text:p>
      <text:p text:style-name="P17"><text:span text:style-name="T1">El recurso se le asigna sólo a uno de los procesos, mientras que el resto deben permanecer en espera hasta que termine.</text:span></text:p>
      <text:p text:style-name="P17"><text:span text:style-name="T1">Si los procesos ejecutan operaciones que no están en conflicto pueden permanecer de forma concurrente.</text:span></text:p>
      <text:p text:style-name="P20"><text:span text:style-name="T1"/></text:p>
      <text:p text:style-name="P20"><text:span text:style-name="T1">-Sección o región crítica: trozo de código dónde un proceso hace uso de un recurso no compartible, por lo tanto debe ejecutarse en exclusión mutua. Las secciones críticas deben ejecutarse lo más rápido posible y deben codificarse cuidadosamente.</text:span></text:p>
      <text:p text:style-name="P20"><text:span text:style-name="T1"/></text:p>
      <text:p text:style-name="P20"><text:span text:style-name="T1"/></text:p>
      <text:p text:style-name="P20">SINCRONIZACIÓN</text:p>
      <text:p text:style-name="P20"><text:span text:style-name="T1"/></text:p>
      <text:p text:style-name="P20"><text:span text:style-name="T1">Comunicación entre procesos para realizar sus actividades.</text:span></text:p>
      <text:p text:style-name="P20"><text:span text:style-name="T1"/></text:p>
      <text:p text:style-name="P20"><text:span text:style-name="T1"><text:tab/>-Simple: P1 al llegar a T no puede proseguir hasta que P2 llegue a Q.</text:span></text:p>
      <text:p text:style-name="P20"><text:span text:style-name="T1"/></text:p>
      <text:p text:style-name="P20"><text:span text:style-name="T1"><text:tab/>-Múltiple:P1 al llegar a T no puede proseguir hasta que P2 llegue a Q y P2 no puede proseguir de Q hasta que P1 llegue a T.</text:span></text:p>
      <text:p text:style-name="P17"><text:span text:style-name="T1"/></text:p>
      <text:p text:style-name="P6"><draw:frame text:anchor-type="paragraph" draw:z-index="2" draw:name="Forma8" draw:style-name="gr18" draw:text-style-name="P32" svg:width="3.373cm" svg:height="1.588cm" svg:x="6.682cm" svg:y="0.321cm"><draw:text-box><text:p><text:s/>P1, P2→ Procesos</text:p><text:p/><text:p><text:s/>Q, T→ Puntos</text:p></draw:text-box></draw:frame><text:span text:style-name="T1"/></text:p>
      <text:p text:style-name="P6"><text:span text:style-name="T1"/></text:p>
      <text:p text:style-name="P13"/>
      <text:p text:style-name="P13"/>
      <text:p text:style-name="P13"/>
      <text:p text:style-name="P2"><draw:g text:anchor-type="paragraph" draw:z-index="3" draw:name="DrawObject3" draw:style-name="gr4"><draw:custom-shape draw:name="Forma9" draw:style-name="gr12" draw:text-style-name="P31" svg:width="1.015cm" svg:height="1.015cm" svg:x="13.454cm" svg:y="-1.794cm"><text:p text:style-name="P29">R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9_0" draw:style-name="gr12" draw:text-style-name="P31" svg:width="1.015cm" svg:height="1.015cm" svg:x="13.563cm" svg:y="0.674cm"><text:p text:style-name="P29">R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10" draw:style-name="gr13" draw:text-style-name="P31" svg:width="0.904cm" svg:height="0.904cm" svg:x="12.15cm" svg:y="-0.429cm"><text:p text:style-name="P29">P1</text:p><draw:enhanced-geometry svg:viewBox="0 0 21600 21600" draw:type="rectangle" draw:enhanced-path="M 0 0 L 21600 0 21600 21600 0 21600 0 0 Z N"/></draw:custom-shape><draw:custom-shape draw:name="Forma10_0" draw:style-name="gr13" draw:text-style-name="P31" svg:width="0.904cm" svg:height="0.904cm" svg:x="15.039cm" svg:y="-0.515cm"><text:p text:style-name="P29">P2</text:p><draw:enhanced-geometry svg:viewBox="0 0 21600 21600" draw:type="rectangle" draw:enhanced-path="M 0 0 L 21600 0 21600 21600 0 21600 0 0 Z N"/></draw:custom-shape><draw:line draw:name="Forma11" draw:style-name="gr14" draw:text-style-name="P29" svg:x1="12.614cm" svg:y1="1.204cm" svg:x2="12.614cm" svg:y2="0.474cm"><text:p/></draw:line><draw:line draw:name="Forma12" draw:style-name="gr15" draw:text-style-name="P29" svg:x1="12.614cm" svg:y1="1.205cm" svg:x2="13.563cm" svg:y2="1.205cm"><text:p/></draw:line><draw:line draw:name="Forma11_0" draw:style-name="gr14" draw:text-style-name="P29" svg:x1="15.457cm" svg:y1="-0.515cm" svg:x2="15.457cm" svg:y2="-1.245cm"><text:p/></draw:line><draw:line draw:name="Forma12_0" draw:style-name="gr15" draw:text-style-name="P29" svg:x1="15.457cm" svg:y1="-1.245cm" svg:x2="14.508cm" svg:y2="-1.245cm"><text:p/></draw:line><draw:line draw:name="Forma11_1" draw:style-name="gr16" draw:text-style-name="P29" svg:x1="12.614cm" svg:y1="-1.261cm" svg:x2="13.454cm" svg:y2="-1.263cm"><text:p/></draw:line><draw:line draw:name="Forma12_1" draw:style-name="gr17" draw:text-style-name="P29" svg:x1="12.614cm" svg:y1="-1.263cm" svg:x2="12.614cm" svg:y2="-0.429cm"><text:p/></draw:line><draw:line draw:name="Forma11_2" draw:style-name="gr16" draw:text-style-name="P29" svg:x1="14.577cm" svg:y1="1.23cm" svg:x2="15.417cm" svg:y2="1.228cm"><text:p/></draw:line><draw:line draw:name="Forma12_2" draw:style-name="gr17" draw:text-style-name="P29" svg:x1="15.417cm" svg:y1="1.228cm" svg:x2="15.413cm" svg:y2="0.388cm"><text:p/></draw:line></draw:g><text:soft-page-break/><text:span text:style-name="T18">INTERBLOQUEOS(DEADLOCKS)</text:span></text:p>
      <text:p text:style-name="P2"><text:span text:style-name="T6"/></text:p>
      <text:p text:style-name="P18"><text:span text:style-name="T3">Cuando un proceso espera un evento que nunca va a ocurrir.</text:span></text:p>
      <text:p text:style-name="P18"><text:span text:style-name="T3">Un conjunto de procesos están interbloqueados cuando todos esperan un suceso que causa otro de su conjunto y no se realiza porque todos están bloqueados.</text:span></text:p>
      <text:p text:style-name="P21"><text:span text:style-name="T3"/></text:p>
      <text:p text:style-name="P21"><text:span text:style-name="T3"/></text:p>
      <text:p text:style-name="P21"><text:span text:style-name="T17">INANICIÓN, POSTERGACIÓN INDEFINIDA, BLOQUEO INDEFINIDO, ESPERA INDEFINIDA, APLAZAMIENTO INDEFINIDO O LOCKOUT </text:span></text:p>
      <text:p text:style-name="P21"><text:span text:style-name="T3"/></text:p>
      <text:p text:style-name="P19"><text:span text:style-name="T3">Cuando un proceso espera por un evento que puede suceder pero no se sabe cómo.</text:span></text:p>
      <text:p text:style-name="P19"><text:span text:style-name="T3">El proceso queda esperando indefinidamente si no puede proseguir con su ejecución debido al continuo procesamiento de otros procesos por parte del Sistema Operativo.</text:span></text:p>
      <text:p text:style-name="P21"><text:span text:style-name="T3"/></text:p>
      <text:p text:style-name="P21"><text:span text:style-name="T3"/></text:p>
      <text:p text:style-name="P26"><text:span text:style-name="T21">CONDICIONES PARA QUE SE PRODUZCA UN INTERBLOQUEO</text:span></text:p>
      <text:p text:style-name="P26"><text:span text:style-name="T7"/></text:p>
      <text:p text:style-name="P25"><text:span text:style-name="T3">1-Exclusión mutua.</text:span></text:p>
      <text:p text:style-name="P25"><text:span text:style-name="T3"/></text:p>
      <text:p text:style-name="P25"><text:span text:style-name="T3">2-Esperar por→ Los procesos mantienen los recursos mientras esperan por otros.</text:span></text:p>
      <text:p text:style-name="P25"><text:span text:style-name="T3"/></text:p>
      <text:p text:style-name="P25"><text:span text:style-name="T3">3-No apropiatividad→ No se pueden extraer un recursos hasta que el proceso lo utilice completamente.</text:span></text:p>
      <text:p text:style-name="P25"><text:span text:style-name="T3"/></text:p>
      <text:p text:style-name="P25"><text:span text:style-name="T3">4-Espera circular→ Cadena circular en la que cada uno retiene el recurso requerido por el siguiente de la cadena.</text:span></text:p>
      <text:p text:style-name="P25"><text:span text:style-name="T3"/></text:p>
      <text:p text:style-name="P21"><text:span text:style-name="T17">PREVENCIÓN DEL INTERBLOQUEO</text:span></text:p>
      <text:p text:style-name="P21"><text:span text:style-name="T3"/></text:p>
      <text:p text:style-name="P21"><text:span text:style-name="T3">-Negar la condición de esperar por: Si no están disponibles todos los recursos que requiere el proceso tendrá que esperar.</text:span></text:p>
      <text:p text:style-name="P21"><text:span text:style-name="T3"/></text:p>
      <text:p text:style-name="P21"><text:span text:style-name="T3">-Negar la condición de no apropiatividad: Un proceso no puede pedir un recurso hasta que suelte el que tiene. Si es necesario debe pedirlos de nuevo junto a los adicionales.</text:span></text:p>
      <text:p text:style-name="P21"><text:span text:style-name="T3"/></text:p>
      <text:p text:style-name="P21"><text:span text:style-name="T3">-Negar la condición de espera circular: Se le asigna un Número único a un recurso instalado y los procesos deberán requerirlos en orden ascendente de acuerdo a ese número. </text:span></text:p>
      <text:p text:style-name="P21"><text:span text:style-name="T17"/></text:p>
      <text:p text:style-name="P21"><text:soft-page-break/><text:span text:style-name="T17">EVITAR, DETECTAR O RECUPERARSE DE UN DEADLOCK</text:span></text:p>
      <text:p text:style-name="P21"><text:span text:style-name="T3"/></text:p>
      <text:p text:style-name="P22"><text:span text:style-name="T3">Evitar: Condicionar al sistema para que esquive determinadas situaciones.</text:span></text:p>
      <text:p text:style-name="P22"><text:span text:style-name="T3"/></text:p>
      <text:p text:style-name="P22"><text:span text:style-name="T3">Detectar: Determinar si existe e identificar procesos y recursos implicados.</text:span></text:p>
      <text:p text:style-name="P22"><text:span text:style-name="T3"/></text:p>
      <text:p text:style-name="P22"><text:span text:style-name="T3">Recuperar: Romper el deadlock quitando condiciones necesarias.</text:span></text:p>
      <text:p text:style-name="P22"><text:span text:style-name="T3"/></text:p>
      <text:p text:style-name="P22"><text:span text:style-name="T3"/></text:p>
      <text:p text:style-name="P22"><text:span text:style-name="T17">PROPIEDADES DE CORRECCIÓN DE LOS SISTEMAS CONCURRENTES</text:span></text:p>
      <text:p text:style-name="P22"><text:span text:style-name="T3"/></text:p>
      <text:p text:style-name="P22"><text:span text:style-name="T3">Propiedades de seguridad (safety):</text:span></text:p>
      <text:p text:style-name="P22"><text:span text:style-name="T3"><text:tab/>soluciona el problema de exclusión mutua</text:span></text:p>
      <text:p text:style-name="P22"><text:span text:style-name="T3"><text:tab/>soluciona el problema de sincronización</text:span></text:p>
      <text:p text:style-name="P22"><text:span text:style-name="T3"/></text:p>
      <text:p text:style-name="P22"><text:span text:style-name="T3">Propiedades de vivacidad (liveness)</text:span></text:p>
      <text:p text:style-name="P22"><text:span text:style-name="T3"><text:tab/>ausencia de Deadlock</text:span></text:p>
      <text:p text:style-name="P22"><text:span text:style-name="T3"><text:tab/>ausencia de Lockout</text:span></text:p>
      <text:p text:style-name="P22"><text:span text:style-name="T3"/></text:p>
      <text:p text:style-name="P22"><text:span text:style-name="T3"/></text:p>
      <text:p text:style-name="P24"><text:span text:style-name="T17">ESTADOS DE UN PROCESO:</text:span><text:span text:style-name="T3">Ejecución, Bloqueado, Listo</text:span></text:p>
      <text:p text:style-name="P24"><text:span text:style-name="T3"/></text:p>
      <text:p text:style-name="P24"><text:span text:style-name="T3"/></text:p>
      <text:p text:style-name="P22"><text:span text:style-name="T17">REPRESENTACIÓN DE LOS PROCESOS</text:span></text:p>
      <text:p text:style-name="P22"><text:span text:style-name="T3"/></text:p>
      <text:p text:style-name="P22"><text:span text:style-name="T11">Bloque de control de proceso(PCB)</text:span><text:span text:style-name="T3">: Estructura de datos que contiene toda la información de un proceso para que un Sistema Operativo lo controle.</text:span></text:p>
      <text:p text:style-name="P22"><text:span text:style-name="T3"/></text:p>
      <text:p text:style-name="P22"><text:span text:style-name="T3">Contenido: Estado actual, identificación, punteros para localizar la memoria que usa, área para preservar registros, punteros para asignar recursos.</text:span></text:p>
      <text:p text:style-name="P22"><text:span text:style-name="T3"/></text:p>
      <text:p text:style-name="P22"><text:span text:style-name="T3"/></text:p>
      <text:p text:style-name="P22"><text:span text:style-name="T3">Bloque de control del sistema(SCB): Estructura de datos que gestiona el Sistema Operativo para controlar los PCB’s. Está en memoria principal por su alta consulta.</text:span></text:p>
      <text:p text:style-name="P22"><text:span text:style-name="T3"/></text:p>
      <text:p text:style-name="P22"><text:span text:style-name="T3">Contenido: Lista de descriptores(PCB’s), puntero al PCB activo, puntero a la lista de procesos listos, puntero a la lista de procesos bloqueados.</text:span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oft-page-break/><text:span text:style-name="T17">OPERACIONES SOBRE PROCESOS</text:span></text:p>
      <text:p text:style-name="P22"><text:span text:style-name="T3"/></text:p>
      <text:p text:style-name="P23"><draw:g text:anchor-type="paragraph" draw:z-index="4" draw:name="DrawObject4" draw:style-name="gr4"><draw:frame draw:name="Forma13" draw:style-name="gr5" draw:text-style-name="P28" svg:width="2.978cm" svg:height="1.142cm" svg:x="0.111cm" svg:y="1.497cm"><draw:text-box><text:p text:style-name="P27"><text:span text:style-name="T23">-Crear proceso</text:span></text:p></draw:text-box></draw:frame><draw:line draw:name="Forma14" draw:style-name="gr6" draw:text-style-name="P29" svg:x1="3.088cm" svg:y1="1.871cm" svg:x2="3.903cm" svg:y2="1.871cm"><text:p/></draw:line><draw:line draw:name="Forma15" draw:style-name="gr6" draw:text-style-name="P29" svg:x1="3.903cm" svg:y1="0.748cm" svg:x2="3.903cm" svg:y2="3.041cm"><text:p/></draw:line><draw:line draw:name="Forma14_0" draw:style-name="gr6" draw:text-style-name="P29" svg:x1="3.903cm" svg:y1="3.041cm" svg:x2="4.432cm" svg:y2="3.041cm"><text:p/></draw:line><draw:line draw:name="Forma14_1" draw:style-name="gr6" draw:text-style-name="P29" svg:x1="3.903cm" svg:y1="3.041cm" svg:x2="4.432cm" svg:y2="3.041cm"><text:p/></draw:line><draw:line draw:name="Forma14_2" draw:style-name="gr6" draw:text-style-name="P29" svg:x1="3.903cm" svg:y1="0.748cm" svg:x2="4.432cm" svg:y2="0.748cm"><text:p/></draw:line><draw:line draw:name="Forma14_3" draw:style-name="gr6" draw:text-style-name="P29" svg:x1="3.903cm" svg:y1="1.871cm" svg:x2="4.432cm" svg:y2="1.871cm"><text:p/></draw:line><draw:line draw:name="Forma14_4" draw:style-name="gr6" draw:text-style-name="P29" svg:x1="3.903cm" svg:y1="1.287cm" svg:x2="4.432cm" svg:y2="1.287cm"><text:p/></draw:line><draw:line draw:name="Forma14_5" draw:style-name="gr6" draw:text-style-name="P29" svg:x1="3.903cm" svg:y1="2.46cm" svg:x2="4.432cm" svg:y2="2.46cm"><text:p/></draw:line><draw:frame draw:name="Forma16" draw:style-name="gr9" draw:text-style-name="P28" svg:width="2.537cm" svg:height="0.572cm" svg:x="4.521cm" svg:y="0.483cm"><draw:text-box><text:p><text:span text:style-name="T23">Dar nombre</text:span></text:p></draw:text-box></draw:frame><draw:frame draw:name="Forma16_0" draw:style-name="gr7" draw:text-style-name="P30" svg:width="7.344cm" svg:height="0.662cm" svg:x="4.521cm" svg:y="1.055cm"><draw:text-box><text:p><text:span text:style-name="T23">Insertar en procesos listos</text:span></text:p></draw:text-box></draw:frame><draw:frame draw:name="Forma16_1" draw:style-name="gr10" draw:text-style-name="P28" svg:width="3.551cm" svg:height="0.602cm" svg:x="4.521cm" svg:y="1.585cm"><draw:text-box><text:p><text:span text:style-name="T23">Insertar prioridad</text:span></text:p></draw:text-box></draw:frame><draw:frame draw:name="Forma16_2" draw:style-name="gr9" draw:text-style-name="P28" svg:width="2.537cm" svg:height="0.572cm" svg:x="4.521cm" svg:y="2.187cm"><draw:text-box><text:p><text:span text:style-name="T23">Crear PCB</text:span></text:p></draw:text-box></draw:frame><draw:frame draw:name="Forma16_3" draw:style-name="gr11" draw:text-style-name="P30" svg:width="4.19cm" svg:height="0.69cm" svg:x="4.521cm" svg:y="2.758cm"><draw:text-box><text:p><text:span text:style-name="T23">Asignar recursos</text:span></text:p></draw:text-box></draw:frame></draw:g><text:span text:style-name="T3"/></text:p>
      <text:p text:style-name="P21"><text:span text:style-name="T17"/></text:p>
      <text:p text:style-name="P13"/>
      <text:p text:style-name="P13"/>
      <text:p text:style-name="P13"/>
      <text:p text:style-name="P13"/>
      <text:p text:style-name="P13"><draw:g text:anchor-type="paragraph" draw:z-index="5" draw:name="DrawObject5" draw:style-name="gr4"><draw:frame draw:name="Forma13_1" draw:style-name="gr5" draw:text-style-name="P28" svg:width="1.83cm" svg:height="1.142cm" svg:x="0.021cm" svg:y="0.65cm"><draw:text-box><text:p text:style-name="P27"><text:span text:style-name="T23">-Destruir proceso</text:span></text:p></draw:text-box></draw:frame><draw:line draw:name="Forma14_13" draw:style-name="gr6" draw:text-style-name="P29" svg:x1="1.85cm" svg:y1="1.202cm" svg:x2="2.665cm" svg:y2="1.202cm"><text:p/></draw:line><draw:line draw:name="Forma15_1" draw:style-name="gr6" draw:text-style-name="P29" svg:x1="2.665cm" svg:y1="0.618cm" svg:x2="2.665cm" svg:y2="1.791cm"><text:p/></draw:line><draw:line draw:name="Forma14_17" draw:style-name="gr6" draw:text-style-name="P29" svg:x1="2.665cm" svg:y1="1.202cm" svg:x2="3.194cm" svg:y2="1.202cm"><text:p/></draw:line><draw:line draw:name="Forma14_18" draw:style-name="gr6" draw:text-style-name="P29" svg:x1="2.665cm" svg:y1="0.618cm" svg:x2="3.194cm" svg:y2="0.618cm"><text:p/></draw:line><draw:line draw:name="Forma14_19" draw:style-name="gr6" draw:text-style-name="P29" svg:x1="2.665cm" svg:y1="1.791cm" svg:x2="3.194cm" svg:y2="1.791cm"><text:p/></draw:line><draw:frame draw:name="Forma16_10" draw:style-name="gr7" draw:text-style-name="P30" svg:width="7.344cm" svg:height="0.662cm" svg:x="3.282cm" svg:y="0.385cm"><draw:text-box><text:p><text:span text:style-name="T23">Devolver al sistema sus recursos</text:span></text:p></draw:text-box></draw:frame><draw:frame draw:name="Forma16_11" draw:style-name="gr8" draw:text-style-name="P28" svg:width="7.213cm" svg:height="0.634cm" svg:x="3.282cm" svg:y="0.916cm"><draw:text-box><text:p><text:span text:style-name="T23">Eliminarlo de las listas del sistema</text:span></text:p></draw:text-box></draw:frame><draw:frame draw:name="Forma16_12" draw:style-name="gr9" draw:text-style-name="P28" svg:width="2.537cm" svg:height="0.572cm" svg:x="3.282cm" svg:y="1.517cm"><draw:text-box><text:p><text:span text:style-name="T23">Borrar PCB</text:span></text:p></draw:text-box></draw:frame></draw:g></text:p>
      <text:p text:style-name="P13"/>
      <text:p text:style-name="P13"/>
      <text:p text:style-name="P13"/>
      <text:p text:style-name="P13"/>
      <text:p text:style-name="P14"/>
      <text:p text:style-name="P14">-Cambiar prioridad</text:p>
      <text:p text:style-name="P14"/>
      <text:p text:style-name="P14">-Bloquear</text:p>
      <text:p text:style-name="P14"/>
      <text:p text:style-name="P14">-Despertar</text:p>
      <text:p text:style-name="P14"/>
      <text:p text:style-name="P14">-Despachar</text:p>
      <text:p text:style-name="P14"/>
      <text:p text:style-name="P14"/>
      <text:p text:style-name="P14"/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ARACTERÍSTICAS DEL NÚCLEO</text:p>
      <text:p text:style-name="P14"/>
      <text:p text:style-name="P14">El kernel se ejecuta con las interrupciones desactivadas y es la parte del S.O. más cercana al hardware, por lo que está en ensamblador o lenguaje máquina. Reside en memoria principal. El resto del S.O. programa en lenguajes de alto nivel.</text:p>
      <text:p text:style-name="P14"/>
      <text:p text:style-name="P15">Funciones:</text:p>
      <text:p text:style-name="P15"><text:tab/>-manipulación de interruptores</text:p>
      <text:p text:style-name="P15"><text:tab/>-inhabilitación y habilitación de interrupciones</text:p>
      <text:p text:style-name="P15"><text:tab/>-creación y destrucción de procesos</text:p>
      <text:p text:style-name="P15"><text:tab/>-cambio de estado de un proceso</text:p>
      <text:p text:style-name="P15"><text:tab/>-despachar un proceso</text:p>
      <text:p text:style-name="P15"><text:tab/>-comunicación entre procesos</text:p>
      <text:p text:style-name="P15"><text:tab/>-manipulación de los PCB’s</text:p>
      <text:p text:style-name="P15"><text:tab/>-soporte para servicios de más alto nivel</text:p>
      <text:p text:style-name="P15"/>
      <text:p text:style-name="P15"/>
      <text:p text:style-name="P15"><draw:frame text:anchor-type="paragraph" draw:z-index="6" draw:name="Forma17" draw:style-name="gr2" draw:text-style-name="P28" svg:width="5.933cm" svg:height="0.795cm" svg:x="10.231cm" svg:y="0.325cm"><draw:text-box><text:p text:style-name="P27"><text:span text:style-name="T23">Administrador de procesos</text:span></text:p></draw:text-box></draw:frame></text:p>
      <text:p text:style-name="P15"><draw:line text:anchor-type="paragraph" draw:z-index="8" draw:name="Forma21" draw:style-name="gr3" draw:text-style-name="P29" svg:x1="9.481cm" svg:y1="1.984cm" svg:x2="9.481cm" svg:y2="0.044cm"><text:p/></draw:line><draw:line text:anchor-type="paragraph" draw:z-index="9" draw:name="Forma18_0" draw:style-name="gr3" draw:text-style-name="P29" svg:x1="9.481cm" svg:y1="0.044cm" svg:x2="10.12cm" svg:y2="0.044cm"><text:p/></draw:line></text:p>
      <text:p text:style-name="P8"><draw:line text:anchor-type="paragraph" draw:z-index="7" draw:name="Forma18" draw:style-name="gr3" draw:text-style-name="P29" svg:x1="8.842cm" svg:y1="0.402cm" svg:x2="9.481cm" svg:y2="0.402cm"><text:p/></draw:line><draw:line text:anchor-type="paragraph" draw:z-index="10" draw:name="Forma18_1" draw:style-name="gr3" draw:text-style-name="P29" svg:x1="9.481cm" svg:y1="1.416cm" svg:x2="10.12cm" svg:y2="1.416cm"><text:p/></draw:line><draw:line text:anchor-type="paragraph" draw:z-index="11" draw:name="Forma18_2" draw:style-name="gr3" draw:text-style-name="P29" svg:x1="9.481cm" svg:y1="0.402cm" svg:x2="10.12cm" svg:y2="0.402cm"><text:p/></draw:line><draw:frame text:anchor-type="paragraph" draw:z-index="13" draw:name="Forma17_1" draw:style-name="gr1" draw:text-style-name="P28" svg:width="8.857cm" svg:height="1.142cm" svg:x="10.144cm" svg:y="0.776cm"><draw:text-box><text:p text:style-name="P27"><text:span text:style-name="T23">Manejador de la comunicación entre procesos</text:span></text:p></draw:text-box></draw:frame><draw:frame text:anchor-type="paragraph" draw:z-index="12" draw:name="Forma17_0" draw:style-name="gr2" draw:text-style-name="P28" svg:width="5.933cm" svg:height="0.795cm" svg:x="10.231cm" svg:y="0.115cm"><draw:text-box><text:p text:style-name="P27"><text:span text:style-name="T23">Controlador de interrupciones</text:span></text:p></draw:text-box></draw:frame>COMPONENTES DEL NÚCLEO: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pan text:style-name="T1">Dispatcher:</text:span><text:span text:style-name="T13"> Asigna los procesadores a los procesos. Debe actuar cuando sea necesario cambiar el proceso que está activo. Situaciones:</text:span></text:p>
      <text:p text:style-name="P9"><text:span text:style-name="T13"><text:tab/>-Cuando un proceso activo se bloquea</text:span></text:p>
      <text:p text:style-name="P9"><text:span text:style-name="T13"/></text:p>
      <text:p text:style-name="P9"><text:span text:style-name="T13"><text:tab/>-Cuando se desbloquea pasando a estado listo y debido al algoritmo de planificación este puede desplazar al que está activo</text:span></text:p>
      <text:p text:style-name="P9"><text:span text:style-name="T13"/></text:p>
      <text:p text:style-name="P9"><text:span text:style-name="T13"><text:tab/>-Cuando un proceso debe pasar de activo a listo y otro pasara de listo a activo</text:span></text:p>
      <text:p text:style-name="P9"><text:span text:style-name="T13"/></text:p>
      <text:p text:style-name="P9"><text:span text:style-name="T13"/></text:p>
      <text:p text:style-name="P10"><text:span text:style-name="T1">Controlador de interrupciones:</text:span><text:span text:style-name="T13"> </text:span></text:p>
      <text:p text:style-name="P10"><text:span text:style-name="T13"/></text:p>
      <text:p text:style-name="P10"><text:span text:style-name="T13">Tipos de interrupciones:</text:span></text:p>
      <text:p text:style-name="P10"><text:span text:style-name="T13"><text:tab/>-internas: producidas por los propios procesos</text:span></text:p>
      <text:p text:style-name="P10"><text:span text:style-name="T13"><text:tab/>-externas: por elementos ajenos a los procesos</text:span></text:p>
      <text:p text:style-name="P10"><text:span text:style-name="T13"/></text:p>
      <text:p text:style-name="P10"><text:span text:style-name="T13">Objetivos:</text:span></text:p>
      <text:p text:style-name="P10"><text:span text:style-name="T13"><text:tab/>-Determinar el origen de la interrupción</text:span></text:p>
      <text:p text:style-name="P10"><text:span text:style-name="T13"><text:tab/>-Dar servicio a la interrupción</text:span></text:p>
      <text:p text:style-name="P10"><text:span text:style-name="T1"/></text:p>
      <text:p text:style-name="P10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2-03-21T21:10:54.332000000</dc:date>
    <meta:editing-duration>PT4M57S</meta:editing-duration>
    <meta:editing-cycles>3</meta:editing-cycles>
    <meta:document-statistic meta:table-count="0" meta:image-count="0" meta:object-count="0" meta:page-count="6" meta:paragraph-count="86" meta:word-count="942" meta:character-count="6213" meta:non-whitespace-character-count="5330"/>
  </office:meta>
</office:document-meta>
</file>